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adc5e7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7da7d8"/>
    </style:style>
    <style:style style:name="ce6" style:family="table-cell" style:parent-style-name="Default">
      <style:table-cell-properties fo:background-color="#ffdaa2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ce4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ffdaa2"/>
    </style:style>
    <style:style style:name="ce19" style:family="table-cell" style:parent-style-name="Default">
      <style:table-cell-properties fo:background-color="#bce4e5"/>
    </style:style>
    <style:style style:name="ce1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999999"/>
    </style:style>
    <style:style style:name="ce15" style:family="table-cell" style:parent-style-name="Default" style:data-style-name="N61">
      <style:table-cell-properties fo:background-color="#999999"/>
    </style:style>
    <style:style style:name="ce16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6.21mm" svg:height="121.61mm" svg:x="8.53mm" svg:y="213.23mm">
            <draw:object draw:notify-on-update-of-ranges="Hoja1.B1:Hoja1.E1 Hoja1.A39:Hoja1.A39 Hoja1.B38:Hoja1.E38 Hoja1.A23:Hoja1.A23 Hoja1.B22:Hoja1.E22 Hoja1.A7:Hoja1.A7 Hoja1.B6:Hoja1.E6 Hoja1.V1:Hoja1.Y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6.21mm" svg:height="121.61mm" svg:x="232.63mm" svg:y="213.63mm">
            <draw:object draw:notify-on-update-of-ranges="Hoja1.B1:Hoja1.E1 Hoja1.A39:Hoja1.A39 Hoja1.B37:Hoja1.E37 Hoja1.A23:Hoja1.A23 Hoja1.B21:Hoja1.E21 Hoja1.A7:Hoja1.A7 Hoja1.B5:Hoja1.E5 Hoja1.V1:Hoja1.Y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Vers | T(s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Tiempos Sec</text:p>
          </table:table-cell>
          <table:table-cell table:number-columns-repeated="2"/>
          <table:table-cell table:style-name="ce19" office:value-type="string" calcext:value-type="string">
            <text:p>v1(n=2)</text:p>
          </table:table-cell>
          <table:table-cell table:style-name="ce19" office:value-type="string" calcext:value-type="string">
            <text:p>v1(n=4)</text:p>
          </table:table-cell>
          <table:table-cell table:style-name="ce19" office:value-type="string" calcext:value-type="string">
            <text:p>v1(n=8)</text:p>
          </table:table-cell>
          <table:table-cell table:style-name="ce19" office:value-type="string" calcext:value-type="string">
            <text:p>v2(n=1)</text:p>
          </table:table-cell>
          <table:table-cell table:style-name="ce19" office:value-type="string" calcext:value-type="string">
            <text:p>v2(n=2)</text:p>
          </table:table-cell>
          <table:table-cell table:style-name="ce19" office:value-type="string" calcext:value-type="string">
            <text:p>v2(n=4)</text:p>
          </table:table-cell>
          <table:table-cell table:style-name="ce19" office:value-type="string" calcext:value-type="string">
            <text:p>v2(n=8)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ecuencial</text:p>
          </table:table-cell>
          <table:table-cell table:formula="of:=AVERAGE([.G2:.G5])" office:value-type="float" office:value="0.04903825" calcext:value-type="float">
            <text:p>0,04903825</text:p>
          </table:table-cell>
          <table:table-cell table:style-name="ce4" table:number-columns-repeated="3"/>
          <table:table-cell/>
          <table:table-cell office:value-type="float" office:value="0.0497963" calcext:value-type="float">
            <text:p>0,0497963</text:p>
          </table:table-cell>
          <table:table-cell/>
          <table:table-cell table:style-name="ce13" office:value-type="string" calcext:value-type="string" table:number-columns-spanned="1" table:number-rows-spanned="4">
            <text:p>Tiempos</text:p>
            <text:p>Calculo</text:p>
          </table:table-cell>
          <table:table-cell office:value-type="float" office:value="0.0563785" calcext:value-type="float">
            <text:p>0,0563785</text:p>
          </table:table-cell>
          <table:table-cell office:value-type="float" office:value="0.0291631" calcext:value-type="float">
            <text:p>0,0291631</text:p>
          </table:table-cell>
          <table:table-cell office:value-type="float" office:value="0.0267727" calcext:value-type="float">
            <text:p>0,0267727</text:p>
          </table:table-cell>
          <table:table-cell office:value-type="string" calcext:value-type="string">
            <text:p>6,32404e-321</text:p>
          </table:table-cell>
          <table:table-cell office:value-type="float" office:value="0.0289333" calcext:value-type="float">
            <text:p>0,0289333</text:p>
          </table:table-cell>
          <table:table-cell office:value-type="float" office:value="0.0220664" calcext:value-type="float">
            <text:p>0,0220664</text:p>
          </table:table-cell>
          <table:table-cell office:value-type="float" office:value="0.0400314" calcext:value-type="float">
            <text:p>0,040031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4"/>
          <table:table-cell table:formula="of:=(AVERAGE([.J2:.J5])+AVERAGE([.J6:.J9])+AVERAGE([.J10:.J13]))" office:value-type="float" office:value="0.079161929" calcext:value-type="float">
            <text:p>0,079161929</text:p>
          </table:table-cell>
          <table:table-cell table:formula="of:=(AVERAGE([.K2:.K5])+AVERAGE([.K6:.K9])+AVERAGE([.K10:.K13]))" office:value-type="float" office:value="0.08591976725" calcext:value-type="float">
            <text:p>0,08591976725</text:p>
          </table:table-cell>
          <table:table-cell table:formula="of:=(AVERAGE([.L2:.L5])+AVERAGE([.L6:.L9])+AVERAGE([.L10:.L13]))" office:value-type="float" office:value="0.318749098" calcext:value-type="float">
            <text:p>0,318749098</text:p>
          </table:table-cell>
          <table:table-cell/>
          <table:table-cell office:value-type="float" office:value="0.0494426" calcext:value-type="float">
            <text:p>0,0494426</text:p>
          </table:table-cell>
          <table:table-cell/>
          <table:covered-table-cell/>
          <table:table-cell office:value-type="float" office:value="0.0555262" calcext:value-type="float">
            <text:p>0,0555262</text:p>
          </table:table-cell>
          <table:table-cell office:value-type="float" office:value="0.0286544" calcext:value-type="float">
            <text:p>0,0286544</text:p>
          </table:table-cell>
          <table:table-cell office:value-type="float" office:value="0.0318474" calcext:value-type="float">
            <text:p>0,0318474</text:p>
          </table:table-cell>
          <table:table-cell office:value-type="string" calcext:value-type="string">
            <text:p>6,32404e-321</text:p>
          </table:table-cell>
          <table:table-cell office:value-type="float" office:value="0.0404652" calcext:value-type="float">
            <text:p>0,0404652</text:p>
          </table:table-cell>
          <table:table-cell office:value-type="float" office:value="0.0218394" calcext:value-type="float">
            <text:p>0,0218394</text:p>
          </table:table-cell>
          <table:table-cell office:value-type="float" office:value="0.0420043" calcext:value-type="float">
            <text:p>0,042004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2</text:p>
          </table:table-cell>
          <table:table-cell table:style-name="ce4"/>
          <table:table-cell table:formula="of:=(AVERAGE([.N2:.N5])+AVERAGE([.N6:.N9])+AVERAGE([.N10:.N13]))" office:value-type="float" office:value="0.05720760675" calcext:value-type="float">
            <text:p>0,05720760675</text:p>
          </table:table-cell>
          <table:table-cell table:formula="of:=(AVERAGE([.O2:.O5])+AVERAGE([.O6:.O9])+AVERAGE([.O10:.O13]))" office:value-type="float" office:value="0.083534332" calcext:value-type="float">
            <text:p>0,083534332</text:p>
          </table:table-cell>
          <table:table-cell table:formula="of:=(AVERAGE([.P2:.P5])+AVERAGE([.P6:.P9])+AVERAGE([.P10:.P13]))" office:value-type="float" office:value="0.317903255" calcext:value-type="float">
            <text:p>0,317903255</text:p>
          </table:table-cell>
          <table:table-cell/>
          <table:table-cell office:value-type="float" office:value="0.0483628" calcext:value-type="float">
            <text:p>0,0483628</text:p>
          </table:table-cell>
          <table:table-cell/>
          <table:covered-table-cell/>
          <table:table-cell office:value-type="float" office:value="0.0529525" calcext:value-type="float">
            <text:p>0,0529525</text:p>
          </table:table-cell>
          <table:table-cell office:value-type="float" office:value="0.0366291" calcext:value-type="float">
            <text:p>0,0366291</text:p>
          </table:table-cell>
          <table:table-cell office:value-type="float" office:value="0.0322404" calcext:value-type="float">
            <text:p>0,0322404</text:p>
          </table:table-cell>
          <table:table-cell office:value-type="string" calcext:value-type="string">
            <text:p>6,32404e-321</text:p>
          </table:table-cell>
          <table:table-cell office:value-type="float" office:value="0.0262312" calcext:value-type="float">
            <text:p>0,0262312</text:p>
          </table:table-cell>
          <table:table-cell office:value-type="float" office:value="0.0223756" calcext:value-type="float">
            <text:p>0,0223756</text:p>
          </table:table-cell>
          <table:table-cell office:value-type="float" office:value="0.0443935" calcext:value-type="float">
            <text:p>0,0443935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Gananc v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 ([.B2])/([.C3]) )" office:value-type="float" office:value="0.61946759786513" calcext:value-type="float">
            <text:p>0,61946759786513</text:p>
          </table:table-cell>
          <table:table-cell table:style-name="ce11" table:formula="of:=( ([.B2])/([.D3]) )" office:value-type="float" office:value="0.57074467924609" calcext:value-type="float">
            <text:p>0,57074467924609</text:p>
          </table:table-cell>
          <table:table-cell table:style-name="ce11" table:formula="of:=( ([.B2])/([.E3]) )" office:value-type="float" office:value="0.153845925549882" calcext:value-type="float">
            <text:p>0,153845925549882</text:p>
          </table:table-cell>
          <table:table-cell/>
          <table:table-cell office:value-type="float" office:value="0.0485513" calcext:value-type="float">
            <text:p>0,0485513</text:p>
          </table:table-cell>
          <table:table-cell/>
          <table:covered-table-cell/>
          <table:table-cell office:value-type="float" office:value="0.0510884" calcext:value-type="float">
            <text:p>0,0510884</text:p>
          </table:table-cell>
          <table:table-cell office:value-type="float" office:value="0.0292357" calcext:value-type="float">
            <text:p>0,0292357</text:p>
          </table:table-cell>
          <table:table-cell office:value-type="float" office:value="0.0382004" calcext:value-type="float">
            <text:p>0,0382004</text:p>
          </table:table-cell>
          <table:table-cell office:value-type="string" calcext:value-type="string">
            <text:p>6,32404e-321</text:p>
          </table:table-cell>
          <table:table-cell office:value-type="float" office:value="0.0288856" calcext:value-type="float">
            <text:p>0,0288856</text:p>
          </table:table-cell>
          <table:table-cell office:value-type="float" office:value="0.0236884" calcext:value-type="float">
            <text:p>0,0236884</text:p>
          </table:table-cell>
          <table:table-cell office:value-type="float" office:value="0.0363024" calcext:value-type="float">
            <text:p>0,0363024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Gananc v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 ([.B2])/([.C4]) )" office:value-type="float" office:value="0.857198068332058" calcext:value-type="float">
            <text:p>0,857198068332058</text:p>
          </table:table-cell>
          <table:table-cell table:style-name="ce11" table:formula="of:=( ([.B2])/([.D4]) )" office:value-type="float" office:value="0.587043061528283" calcext:value-type="float">
            <text:p>0,587043061528283</text:p>
          </table:table-cell>
          <table:table-cell table:style-name="ce11" table:formula="of:=( ([.B2])/([.E4]) )" office:value-type="float" office:value="0.154255262343885" calcext:value-type="float">
            <text:p>0,154255262343885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Tiempos</text:p>
            <text:p>Recepción</text:p>
          </table:table-cell>
          <table:table-cell office:value-type="float" office:value="0.000624367" calcext:value-type="float">
            <text:p>0,000624367</text:p>
          </table:table-cell>
          <table:table-cell office:value-type="float" office:value="0.00032882" calcext:value-type="float">
            <text:p>0,00032882</text:p>
          </table:table-cell>
          <table:table-cell office:value-type="float" office:value="0.000221433" calcext:value-type="float">
            <text:p>0,000221433</text:p>
          </table:table-cell>
          <table:table-cell table:style-name="ce15" office:value-type="float" office:value="-5.60912E+158" calcext:value-type="float">
            <text:p>-5,61E+158</text:p>
          </table:table-cell>
          <table:table-cell office:value-type="float" office:value="0.000395644" calcext:value-type="float">
            <text:p>0,000395644</text:p>
          </table:table-cell>
          <table:table-cell office:value-type="float" office:value="0.000943025" calcext:value-type="float">
            <text:p>0,000943025</text:p>
          </table:table-cell>
          <table:table-cell office:value-type="float" office:value="0.00213221" calcext:value-type="float">
            <text:p>0,00213221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 table:number-columns-spanned="8" table:number-rows-spanned="7">
            <text:p>BAJA RESOLUCIÓN</text:p>
          </table:table-cell>
          <table:covered-table-cell table:number-columns-repeated="8"/>
          <table:table-cell office:value-type="float" office:value="0.000643153" calcext:value-type="float">
            <text:p>0,000643153</text:p>
          </table:table-cell>
          <table:table-cell office:value-type="float" office:value="0.000254103" calcext:value-type="float">
            <text:p>0,000254103</text:p>
          </table:table-cell>
          <table:table-cell office:value-type="float" office:value="0.000225999" calcext:value-type="float">
            <text:p>0,000225999</text:p>
          </table:table-cell>
          <table:table-cell table:style-name="ce16" office:value-type="float" office:value="6931.45" calcext:value-type="float">
            <text:p>6931,45</text:p>
          </table:table-cell>
          <table:table-cell office:value-type="float" office:value="0.000348967" calcext:value-type="float">
            <text:p>0,000348967</text:p>
          </table:table-cell>
          <table:table-cell office:value-type="float" office:value="0.000924163" calcext:value-type="float">
            <text:p>0,000924163</text:p>
          </table:table-cell>
          <table:table-cell office:value-type="float" office:value="0.00186094" calcext:value-type="float">
            <text:p>0,00186094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00635213" calcext:value-type="float">
            <text:p>0,000635213</text:p>
          </table:table-cell>
          <table:table-cell office:value-type="float" office:value="0.000281014" calcext:value-type="float">
            <text:p>0,000281014</text:p>
          </table:table-cell>
          <table:table-cell office:value-type="float" office:value="0.000233781" calcext:value-type="float">
            <text:p>0,000233781</text:p>
          </table:table-cell>
          <table:table-cell table:style-name="ce15" office:value-type="float" office:value="5.83236E+183" calcext:value-type="float">
            <text:p>5,83E+183</text:p>
          </table:table-cell>
          <table:table-cell office:value-type="float" office:value="0.000343713" calcext:value-type="float">
            <text:p>0,000343713</text:p>
          </table:table-cell>
          <table:table-cell office:value-type="float" office:value="0.00106987" calcext:value-type="float">
            <text:p>0,00106987</text:p>
          </table:table-cell>
          <table:table-cell office:value-type="float" office:value="0.00150064" calcext:value-type="float">
            <text:p>0,00150064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00617083" calcext:value-type="float">
            <text:p>0,000617083</text:p>
          </table:table-cell>
          <table:table-cell office:value-type="float" office:value="0.0611318" calcext:value-type="float">
            <text:p>0,0611318</text:p>
          </table:table-cell>
          <table:table-cell office:value-type="float" office:value="0.000247279" calcext:value-type="float">
            <text:p>0,000247279</text:p>
          </table:table-cell>
          <table:table-cell table:style-name="ce15" office:value-type="float" office:value="4.04638E+261" calcext:value-type="float">
            <text:p>4,05E+261</text:p>
          </table:table-cell>
          <table:table-cell office:value-type="float" office:value="0.000383403" calcext:value-type="float">
            <text:p>0,000383403</text:p>
          </table:table-cell>
          <table:table-cell office:value-type="float" office:value="0.00353457" calcext:value-type="float">
            <text:p>0,00353457</text:p>
          </table:table-cell>
          <table:table-cell office:value-type="float" office:value="0.00902263" calcext:value-type="float">
            <text:p>0,00902263</text:p>
          </table:table-cell>
          <table:table-cell table:number-columns-repeated="9"/>
        </table:table-row>
        <table:table-row table:style-name="ro1">
          <table:covered-table-cell table:number-columns-repeated="8"/>
          <table:table-cell table:style-name="ce13" office:value-type="string" calcext:value-type="string" table:number-columns-spanned="1" table:number-rows-spanned="4">
            <text:p>Tiempos</text:p>
            <text:p>Creación y</text:p>
            <text:p>Destrucción</text:p>
            <text:p>procesos </text:p>
          </table:table-cell>
          <table:table-cell office:value-type="float" office:value="0.0274408" calcext:value-type="float">
            <text:p>0,0274408</text:p>
          </table:table-cell>
          <table:table-cell office:value-type="float" office:value="0.0451455" calcext:value-type="float">
            <text:p>0,0451455</text:p>
          </table:table-cell>
          <table:table-cell office:value-type="float" office:value="0.290706" calcext:value-type="float">
            <text:p>0,290706</text:p>
          </table:table-cell>
          <table:table-cell table:style-name="ce16" office:value-type="float" office:value="0.0158521" calcext:value-type="float">
            <text:p>0,0158521</text:p>
          </table:table-cell>
          <table:table-cell office:value-type="float" office:value="0.0245818" calcext:value-type="float">
            <text:p>0,0245818</text:p>
          </table:table-cell>
          <table:table-cell office:value-type="float" office:value="0.0600539" calcext:value-type="float">
            <text:p>0,0600539</text:p>
          </table:table-cell>
          <table:table-cell office:value-type="float" office:value="0.29058" calcext:value-type="float">
            <text:p>0,29058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23531" calcext:value-type="float">
            <text:p>0,023531</text:p>
          </table:table-cell>
          <table:table-cell office:value-type="float" office:value="0.0492828" calcext:value-type="float">
            <text:p>0,0492828</text:p>
          </table:table-cell>
          <table:table-cell office:value-type="float" office:value="0.288885" calcext:value-type="float">
            <text:p>0,288885</text:p>
          </table:table-cell>
          <table:table-cell table:style-name="ce16" office:value-type="float" office:value="0.0160619" calcext:value-type="float">
            <text:p>0,0160619</text:p>
          </table:table-cell>
          <table:table-cell office:value-type="float" office:value="0.0299929" calcext:value-type="float">
            <text:p>0,0299929</text:p>
          </table:table-cell>
          <table:table-cell office:value-type="float" office:value="0.0589829" calcext:value-type="float">
            <text:p>0,0589829</text:p>
          </table:table-cell>
          <table:table-cell office:value-type="float" office:value="0.225898" calcext:value-type="float">
            <text:p>0,225898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242675" calcext:value-type="float">
            <text:p>0,0242675</text:p>
          </table:table-cell>
          <table:table-cell office:value-type="float" office:value="0.000313632" calcext:value-type="float">
            <text:p>0,000313632</text:p>
          </table:table-cell>
          <table:table-cell office:value-type="float" office:value="0.293337" calcext:value-type="float">
            <text:p>0,293337</text:p>
          </table:table-cell>
          <table:table-cell table:style-name="ce16" office:value-type="float" office:value="0.0162059" calcext:value-type="float">
            <text:p>0,0162059</text:p>
          </table:table-cell>
          <table:table-cell office:value-type="float" office:value="0.0226438" calcext:value-type="float">
            <text:p>0,0226438</text:p>
          </table:table-cell>
          <table:table-cell office:value-type="float" office:value="0.0602284" calcext:value-type="float">
            <text:p>0,0602284</text:p>
          </table:table-cell>
          <table:table-cell office:value-type="float" office:value="0.277716" calcext:value-type="float">
            <text:p>0,277716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22943" calcext:value-type="float">
            <text:p>0,022943</text:p>
          </table:table-cell>
          <table:table-cell office:value-type="float" office:value="0.0632591" calcext:value-type="float">
            <text:p>0,0632591</text:p>
          </table:table-cell>
          <table:table-cell office:value-type="float" office:value="0.272079" calcext:value-type="float">
            <text:p>0,272079</text:p>
          </table:table-cell>
          <table:table-cell table:style-name="ce16" office:value-type="float" office:value="0.0167855" calcext:value-type="float">
            <text:p>0,0167855</text:p>
          </table:table-cell>
          <table:table-cell office:value-type="float" office:value="0.0256249" calcext:value-type="float">
            <text:p>0,0256249</text:p>
          </table:table-cell>
          <table:table-cell office:value-type="float" office:value="0.0584307" calcext:value-type="float">
            <text:p>0,0584307</text:p>
          </table:table-cell>
          <table:table-cell office:value-type="float" office:value="0.300171" calcext:value-type="float">
            <text:p>0,300171</text:p>
          </table:table-cell>
          <table:table-cell table:number-columns-repeated="9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Vers | T(s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Tiempos Sec</text:p>
          </table:table-cell>
          <table:table-cell table:number-columns-repeated="2"/>
          <table:table-cell table:style-name="ce19" office:value-type="string" calcext:value-type="string">
            <text:p>v1(n=2)</text:p>
          </table:table-cell>
          <table:table-cell table:style-name="ce19" office:value-type="string" calcext:value-type="string">
            <text:p>v1(n=4)</text:p>
          </table:table-cell>
          <table:table-cell table:style-name="ce19" office:value-type="string" calcext:value-type="string">
            <text:p>v1(n=8)</text:p>
          </table:table-cell>
          <table:table-cell table:style-name="ce19" office:value-type="string" calcext:value-type="string">
            <text:p>v2(n=1)</text:p>
          </table:table-cell>
          <table:table-cell table:style-name="ce19" office:value-type="string" calcext:value-type="string">
            <text:p>v2(n=2)</text:p>
          </table:table-cell>
          <table:table-cell table:style-name="ce19" office:value-type="string" calcext:value-type="string">
            <text:p>v2(n=4)</text:p>
          </table:table-cell>
          <table:table-cell table:style-name="ce19" office:value-type="string" calcext:value-type="string">
            <text:p>v2(n=8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ecuencial</text:p>
          </table:table-cell>
          <table:table-cell table:formula="of:=AVERAGE([.G18:.G21])" office:value-type="float" office:value="0.948508" calcext:value-type="float">
            <text:p>0,948508</text:p>
          </table:table-cell>
          <table:table-cell table:style-name="ce4" table:number-columns-repeated="3"/>
          <table:table-cell/>
          <table:table-cell office:value-type="float" office:value="0.945157" calcext:value-type="float">
            <text:p>0,945157</text:p>
          </table:table-cell>
          <table:table-cell/>
          <table:table-cell table:style-name="ce13" office:value-type="string" calcext:value-type="string" table:number-columns-spanned="1" table:number-rows-spanned="4">
            <text:p>Tiempos</text:p>
            <text:p>Calculo</text:p>
          </table:table-cell>
          <table:table-cell office:value-type="float" office:value="1.12843" calcext:value-type="float">
            <text:p>1,12843</text:p>
          </table:table-cell>
          <table:table-cell office:value-type="float" office:value="0.600695" calcext:value-type="float">
            <text:p>0,600695</text:p>
          </table:table-cell>
          <table:table-cell office:value-type="float" office:value="0.613787" calcext:value-type="float">
            <text:p>0,613787</text:p>
          </table:table-cell>
          <table:table-cell office:value-type="string" calcext:value-type="string">
            <text:p>6,32404e-321</text:p>
          </table:table-cell>
          <table:table-cell office:value-type="float" office:value="0.54578" calcext:value-type="float">
            <text:p>0,54578</text:p>
          </table:table-cell>
          <table:table-cell office:value-type="float" office:value="0.465309" calcext:value-type="float">
            <text:p>0,465309</text:p>
          </table:table-cell>
          <table:table-cell office:value-type="float" office:value="0.540365" calcext:value-type="float">
            <text:p>0,54036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4"/>
          <table:table-cell table:formula="of:=(AVERAGE([.J18:.J21])+AVERAGE([.J22:.J25])+AVERAGE([.J26:.J29]))" office:value-type="float" office:value="1.3142171375" calcext:value-type="float">
            <text:p>1,3142171375</text:p>
          </table:table-cell>
          <table:table-cell table:formula="of:=(AVERAGE([.K18:.K21])+AVERAGE([.K22:.K25])+AVERAGE([.K26:.K29]))" office:value-type="float" office:value="0.97476799" calcext:value-type="float">
            <text:p>0,97476799</text:p>
          </table:table-cell>
          <table:table-cell table:formula="of:=(AVERAGE([.L18:.L21])+AVERAGE([.L22:.L25])+AVERAGE([.L26:.L29]))" office:value-type="float" office:value="1.2315863975" calcext:value-type="float">
            <text:p>1,2315863975</text:p>
          </table:table-cell>
          <table:table-cell/>
          <table:table-cell office:value-type="float" office:value="0.94784" calcext:value-type="float">
            <text:p>0,94784</text:p>
          </table:table-cell>
          <table:table-cell/>
          <table:covered-table-cell/>
          <table:table-cell office:value-type="float" office:value="1.13706" calcext:value-type="float">
            <text:p>1,13706</text:p>
          </table:table-cell>
          <table:table-cell office:value-type="float" office:value="0.594198" calcext:value-type="float">
            <text:p>0,594198</text:p>
          </table:table-cell>
          <table:table-cell office:value-type="float" office:value="0.680106" calcext:value-type="float">
            <text:p>0,680106</text:p>
          </table:table-cell>
          <table:table-cell office:value-type="float" office:value="0" calcext:value-type="float">
            <text:p>0</text:p>
          </table:table-cell>
          <table:table-cell office:value-type="float" office:value="0.553978" calcext:value-type="float">
            <text:p>0,553978</text:p>
          </table:table-cell>
          <table:table-cell office:value-type="float" office:value="0.447618" calcext:value-type="float">
            <text:p>0,447618</text:p>
          </table:table-cell>
          <table:table-cell office:value-type="float" office:value="0.555028" calcext:value-type="float">
            <text:p>0,55502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2</text:p>
          </table:table-cell>
          <table:table-cell table:style-name="ce4"/>
          <table:table-cell table:formula="of:=(AVERAGE([.N18:.N21])+AVERAGE([.N22:.N25])+AVERAGE([.N26:.N29]))" office:value-type="float" office:value="0.716694855" calcext:value-type="float">
            <text:p>0,716694855</text:p>
          </table:table-cell>
          <table:table-cell table:formula="of:=(AVERAGE([.O18:.O21])+AVERAGE([.O22:.O25])+AVERAGE([.O26:.O29]))" office:value-type="float" office:value="0.704976375" calcext:value-type="float">
            <text:p>0,704976375</text:p>
          </table:table-cell>
          <table:table-cell table:formula="of:=(AVERAGE([.P18:.P21])+AVERAGE([.P22:.P25])+AVERAGE([.P26:.P29]))" office:value-type="float" office:value="1.209117975" calcext:value-type="float">
            <text:p>1,209117975</text:p>
          </table:table-cell>
          <table:table-cell/>
          <table:table-cell office:value-type="float" office:value="0.948452" calcext:value-type="float">
            <text:p>0,948452</text:p>
          </table:table-cell>
          <table:table-cell/>
          <table:covered-table-cell/>
          <table:table-cell office:value-type="float" office:value="1.13622" calcext:value-type="float">
            <text:p>1,13622</text:p>
          </table:table-cell>
          <table:table-cell office:value-type="float" office:value="0.762745" calcext:value-type="float">
            <text:p>0,762745</text:p>
          </table:table-cell>
          <table:table-cell office:value-type="float" office:value="0.501143" calcext:value-type="float">
            <text:p>0,501143</text:p>
          </table:table-cell>
          <table:table-cell office:value-type="float" office:value="0" calcext:value-type="float">
            <text:p>0</text:p>
          </table:table-cell>
          <table:table-cell office:value-type="float" office:value="0.545094" calcext:value-type="float">
            <text:p>0,545094</text:p>
          </table:table-cell>
          <table:table-cell office:value-type="float" office:value="0.45268" calcext:value-type="float">
            <text:p>0,45268</text:p>
          </table:table-cell>
          <table:table-cell office:value-type="float" office:value="0.5501" calcext:value-type="float">
            <text:p>0,5501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Gananc v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 ([.B18])/([.C19]) )" office:value-type="float" office:value="0.721728527908502" calcext:value-type="float">
            <text:p>0,721728527908502</text:p>
          </table:table-cell>
          <table:table-cell table:style-name="ce11" table:formula="of:=( ([.B18])/([.D19]) )" office:value-type="float" office:value="0.973060266371693" calcext:value-type="float">
            <text:p>0,973060266371693</text:p>
          </table:table-cell>
          <table:table-cell table:style-name="ce11" table:formula="of:=( ([.B18])/([.E19]) )" office:value-type="float" office:value="0.770151409536009" calcext:value-type="float">
            <text:p>0,770151409536009</text:p>
          </table:table-cell>
          <table:table-cell/>
          <table:table-cell office:value-type="float" office:value="0.952583" calcext:value-type="float">
            <text:p>0,952583</text:p>
          </table:table-cell>
          <table:table-cell/>
          <table:covered-table-cell/>
          <table:table-cell office:value-type="float" office:value="1.13617" calcext:value-type="float">
            <text:p>1,13617</text:p>
          </table:table-cell>
          <table:table-cell office:value-type="float" office:value="0.755588" calcext:value-type="float">
            <text:p>0,755588</text:p>
          </table:table-cell>
          <table:table-cell office:value-type="float" office:value="0.517086" calcext:value-type="float">
            <text:p>0,517086</text:p>
          </table:table-cell>
          <table:table-cell office:value-type="string" calcext:value-type="string">
            <text:p>6,32404e-321</text:p>
          </table:table-cell>
          <table:table-cell office:value-type="float" office:value="0.552858" calcext:value-type="float">
            <text:p>0,552858</text:p>
          </table:table-cell>
          <table:table-cell office:value-type="float" office:value="0.459757" calcext:value-type="float">
            <text:p>0,459757</text:p>
          </table:table-cell>
          <table:table-cell office:value-type="float" office:value="0.504836" calcext:value-type="float">
            <text:p>0,504836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Gananc v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 ([.B18])/([.C20]) )" office:value-type="float" office:value="1.32344748030876" calcext:value-type="float">
            <text:p>1,32344748030876</text:p>
          </table:table-cell>
          <table:table-cell table:style-name="ce11" table:formula="of:=( ([.B18])/([.D20]) )" office:value-type="float" office:value="1.3454465052109" calcext:value-type="float">
            <text:p>1,3454465052109</text:p>
          </table:table-cell>
          <table:table-cell table:style-name="ce11" table:formula="of:=( ([.B18])/([.E20]) )" office:value-type="float" office:value="0.784462740288019" calcext:value-type="float">
            <text:p>0,784462740288019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Tiempos</text:p>
            <text:p>Recepción</text:p>
          </table:table-cell>
          <table:table-cell office:value-type="float" office:value="0.00968564" calcext:value-type="float">
            <text:p>0,00968564</text:p>
          </table:table-cell>
          <table:table-cell office:value-type="float" office:value="0.00558407" calcext:value-type="float">
            <text:p>0,00558407</text:p>
          </table:table-cell>
          <table:table-cell office:value-type="float" office:value="0.00565346" calcext:value-type="float">
            <text:p>0,00565346</text:p>
          </table:table-cell>
          <table:table-cell office:value-type="string" calcext:value-type="string">
            <text:p>6870,47</text:p>
          </table:table-cell>
          <table:table-cell office:value-type="float" office:value="0.00655705" calcext:value-type="float">
            <text:p>0,00655705</text:p>
          </table:table-cell>
          <table:table-cell office:value-type="float" office:value="0.0117095" calcext:value-type="float">
            <text:p>0,0117095</text:p>
          </table:table-cell>
          <table:table-cell office:value-type="float" office:value="0.0357942" calcext:value-type="float">
            <text:p>0,0357942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 table:number-columns-spanned="8" table:number-rows-spanned="7">
            <text:p>RESOLUCIÓN 4K</text:p>
          </table:table-cell>
          <table:covered-table-cell table:number-columns-repeated="8"/>
          <table:table-cell office:value-type="float" office:value="0.00858742" calcext:value-type="float">
            <text:p>0,00858742</text:p>
          </table:table-cell>
          <table:table-cell office:value-type="float" office:value="0.00563048" calcext:value-type="float">
            <text:p>0,00563048</text:p>
          </table:table-cell>
          <table:table-cell office:value-type="float" office:value="0.00478868" calcext:value-type="float">
            <text:p>0,00478868</text:p>
          </table:table-cell>
          <table:table-cell table:style-name="ce16" office:value-type="float" office:value="6873" calcext:value-type="float">
            <text:p>6873</text:p>
          </table:table-cell>
          <table:table-cell office:value-type="float" office:value="0.00655041" calcext:value-type="float">
            <text:p>0,00655041</text:p>
          </table:table-cell>
          <table:table-cell office:value-type="float" office:value="0.0152908" calcext:value-type="float">
            <text:p>0,0152908</text:p>
          </table:table-cell>
          <table:table-cell office:value-type="float" office:value="0.0202923" calcext:value-type="float">
            <text:p>0,0202923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100171" calcext:value-type="float">
            <text:p>0,0100171</text:p>
          </table:table-cell>
          <table:table-cell office:value-type="float" office:value="0.00570506" calcext:value-type="float">
            <text:p>0,00570506</text:p>
          </table:table-cell>
          <table:table-cell office:value-type="float" office:value="0.00492882" calcext:value-type="float">
            <text:p>0,00492882</text:p>
          </table:table-cell>
          <table:table-cell table:style-name="ce15" office:value-type="float" office:value="6875.58" calcext:value-type="float">
            <text:p>6,88E+03</text:p>
          </table:table-cell>
          <table:table-cell office:value-type="float" office:value="0.00654377" calcext:value-type="float">
            <text:p>0,00654377</text:p>
          </table:table-cell>
          <table:table-cell office:value-type="float" office:value="0.0117132" calcext:value-type="float">
            <text:p>0,0117132</text:p>
          </table:table-cell>
          <table:table-cell office:value-type="float" office:value="0.0217932" calcext:value-type="float">
            <text:p>0,0217932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0904439" calcext:value-type="float">
            <text:p>0,00904439</text:p>
          </table:table-cell>
          <table:table-cell office:value-type="float" office:value="0.00672135" calcext:value-type="float">
            <text:p>0,00672135</text:p>
          </table:table-cell>
          <table:table-cell office:value-type="float" office:value="0.00478063" calcext:value-type="float">
            <text:p>0,00478063</text:p>
          </table:table-cell>
          <table:table-cell table:style-name="ce15" office:value-type="float" office:value="6878.13" calcext:value-type="float">
            <text:p>6,88E+03</text:p>
          </table:table-cell>
          <table:table-cell office:value-type="float" office:value="0.00659819" calcext:value-type="float">
            <text:p>0,00659819</text:p>
          </table:table-cell>
          <table:table-cell office:value-type="float" office:value="0.011696" calcext:value-type="float">
            <text:p>0,011696</text:p>
          </table:table-cell>
          <table:table-cell office:value-type="float" office:value="0.0707552" calcext:value-type="float">
            <text:p>0,0707552</text:p>
          </table:table-cell>
          <table:table-cell table:number-columns-repeated="9"/>
        </table:table-row>
        <table:table-row table:style-name="ro1">
          <table:covered-table-cell table:number-columns-repeated="8"/>
          <table:table-cell table:style-name="ce13" office:value-type="string" calcext:value-type="string" table:number-columns-spanned="1" table:number-rows-spanned="4">
            <text:p>Tiempos</text:p>
            <text:p>Creación y</text:p>
            <text:p>Destrucción</text:p>
            <text:p>procesos </text:p>
          </table:table-cell>
          <table:table-cell office:value-type="float" office:value="0.184319" calcext:value-type="float">
            <text:p>0,184319</text:p>
          </table:table-cell>
          <table:table-cell office:value-type="float" office:value="0.32656" calcext:value-type="float">
            <text:p>0,32656</text:p>
          </table:table-cell>
          <table:table-cell office:value-type="float" office:value="0.605835" calcext:value-type="float">
            <text:p>0,605835</text:p>
          </table:table-cell>
          <table:table-cell office:value-type="string" calcext:value-type="string">
            <text:p>0,0919027</text:p>
          </table:table-cell>
          <table:table-cell office:value-type="float" office:value="0.160225" calcext:value-type="float">
            <text:p>0,160225</text:p>
          </table:table-cell>
          <table:table-cell office:value-type="float" office:value="0.236704" calcext:value-type="float">
            <text:p>0,236704</text:p>
          </table:table-cell>
          <table:table-cell office:value-type="float" office:value="0.639738" calcext:value-type="float">
            <text:p>0,639738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165822" calcext:value-type="float">
            <text:p>0,165822</text:p>
          </table:table-cell>
          <table:table-cell office:value-type="float" office:value="0.320764" calcext:value-type="float">
            <text:p>0,320764</text:p>
          </table:table-cell>
          <table:table-cell office:value-type="float" office:value="0.58267" calcext:value-type="float">
            <text:p>0,58267</text:p>
          </table:table-cell>
          <table:table-cell table:style-name="ce16" office:value-type="float" office:value="0.0917855" calcext:value-type="float">
            <text:p>0,0917855</text:p>
          </table:table-cell>
          <table:table-cell office:value-type="float" office:value="0.159503" calcext:value-type="float">
            <text:p>0,159503</text:p>
          </table:table-cell>
          <table:table-cell office:value-type="float" office:value="0.235902" calcext:value-type="float">
            <text:p>0,235902</text:p>
          </table:table-cell>
          <table:table-cell office:value-type="float" office:value="0.644149" calcext:value-type="float">
            <text:p>0,644149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167095" calcext:value-type="float">
            <text:p>0,167095</text:p>
          </table:table-cell>
          <table:table-cell office:value-type="float" office:value="0.259951" calcext:value-type="float">
            <text:p>0,259951</text:p>
          </table:table-cell>
          <table:table-cell office:value-type="float" office:value="0.732553" calcext:value-type="float">
            <text:p>0,732553</text:p>
          </table:table-cell>
          <table:table-cell table:style-name="ce16" office:value-type="float" office:value="0.0910028" calcext:value-type="float">
            <text:p>0,0910028</text:p>
          </table:table-cell>
          <table:table-cell office:value-type="float" office:value="0.159825" calcext:value-type="float">
            <text:p>0,159825</text:p>
          </table:table-cell>
          <table:table-cell office:value-type="float" office:value="0.235013" calcext:value-type="float">
            <text:p>0,235013</text:p>
          </table:table-cell>
          <table:table-cell office:value-type="float" office:value="0.659838" calcext:value-type="float">
            <text:p>0,659838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164418" calcext:value-type="float">
            <text:p>0,164418</text:p>
          </table:table-cell>
          <table:table-cell office:value-type="float" office:value="0.25493" calcext:value-type="float">
            <text:p>0,25493</text:p>
          </table:table-cell>
          <table:table-cell office:value-type="float" office:value="0.673014" calcext:value-type="float">
            <text:p>0,673014</text:p>
          </table:table-cell>
          <table:table-cell table:style-name="ce16" office:value-type="float" office:value="0.0919229" calcext:value-type="float">
            <text:p>0,0919229</text:p>
          </table:table-cell>
          <table:table-cell office:value-type="float" office:value="0.163267" calcext:value-type="float">
            <text:p>0,163267</text:p>
          </table:table-cell>
          <table:table-cell office:value-type="float" office:value="0.236513" calcext:value-type="float">
            <text:p>0,236513</text:p>
          </table:table-cell>
          <table:table-cell office:value-type="float" office:value="0.593783" calcext:value-type="float">
            <text:p>0,593783</text:p>
          </table:table-cell>
          <table:table-cell table:number-columns-repeated="9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Vers | T(s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Tiempos Sec</text:p>
          </table:table-cell>
          <table:table-cell table:number-columns-repeated="2"/>
          <table:table-cell table:style-name="ce19" office:value-type="string" calcext:value-type="string">
            <text:p>v1(n=2)</text:p>
          </table:table-cell>
          <table:table-cell table:style-name="ce19" office:value-type="string" calcext:value-type="string">
            <text:p>v1(n=4)</text:p>
          </table:table-cell>
          <table:table-cell table:style-name="ce19" office:value-type="string" calcext:value-type="string">
            <text:p>v1(n=8)</text:p>
          </table:table-cell>
          <table:table-cell table:style-name="ce19" office:value-type="string" calcext:value-type="string">
            <text:p>v2(n=1)</text:p>
          </table:table-cell>
          <table:table-cell table:style-name="ce19" office:value-type="string" calcext:value-type="string">
            <text:p>v2(n=2)</text:p>
          </table:table-cell>
          <table:table-cell table:style-name="ce19" office:value-type="string" calcext:value-type="string">
            <text:p>v2(n=4)</text:p>
          </table:table-cell>
          <table:table-cell table:style-name="ce19" office:value-type="string" calcext:value-type="string">
            <text:p>v2(n=8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ecuencial</text:p>
          </table:table-cell>
          <table:table-cell table:formula="of:=AVERAGE([.G34:.G37])" office:value-type="float" office:value="3.8426575" calcext:value-type="float">
            <text:p>3,8426575</text:p>
          </table:table-cell>
          <table:table-cell table:style-name="ce4" table:number-columns-repeated="3"/>
          <table:table-cell/>
          <table:table-cell office:value-type="float" office:value="3.83364" calcext:value-type="float">
            <text:p>3,83364</text:p>
          </table:table-cell>
          <table:table-cell/>
          <table:table-cell table:style-name="ce13" office:value-type="string" calcext:value-type="string" table:number-columns-spanned="1" table:number-rows-spanned="4">
            <text:p>Tiempos</text:p>
            <text:p>Calculo</text:p>
          </table:table-cell>
          <table:table-cell office:value-type="float" office:value="5.25712" calcext:value-type="float">
            <text:p>5,25712</text:p>
          </table:table-cell>
          <table:table-cell office:value-type="float" office:value="2.64418" calcext:value-type="float">
            <text:p>2,64418</text:p>
          </table:table-cell>
          <table:table-cell office:value-type="float" office:value="2.56998" calcext:value-type="float">
            <text:p>2,56998</text:p>
          </table:table-cell>
          <table:table-cell office:value-type="string" calcext:value-type="string">
            <text:p>6,32404e-321</text:p>
          </table:table-cell>
          <table:table-cell office:value-type="float" office:value="2.70226" calcext:value-type="float">
            <text:p>2,70226</text:p>
          </table:table-cell>
          <table:table-cell office:value-type="float" office:value="2.11912" calcext:value-type="float">
            <text:p>2,11912</text:p>
          </table:table-cell>
          <table:table-cell office:value-type="float" office:value="2.23337" calcext:value-type="float">
            <text:p>2,2333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4"/>
          <table:table-cell table:formula="of:=(AVERAGE([.J34:.J37])+AVERAGE([.J38:.J41])+AVERAGE([.J42:.J45]))" office:value-type="float" office:value="5.814868775" calcext:value-type="float">
            <text:p>5,814868775</text:p>
          </table:table-cell>
          <table:table-cell table:formula="of:=(AVERAGE([.K34:.K37])+AVERAGE([.K38:.K41])+AVERAGE([.K42:.K45]))" office:value-type="float" office:value="3.901412725" calcext:value-type="float">
            <text:p>3,901412725</text:p>
          </table:table-cell>
          <table:table-cell table:formula="of:=(AVERAGE([.L34:.L37])+AVERAGE([.L38:.L41])+AVERAGE([.L42:.L45]))" office:value-type="float" office:value="3.664494975" calcext:value-type="float">
            <text:p>3,664494975</text:p>
          </table:table-cell>
          <table:table-cell/>
          <table:table-cell office:value-type="float" office:value="3.843" calcext:value-type="float">
            <text:p>3,843</text:p>
          </table:table-cell>
          <table:table-cell/>
          <table:covered-table-cell/>
          <table:table-cell office:value-type="float" office:value="5.48002" calcext:value-type="float">
            <text:p>5,48002</text:p>
          </table:table-cell>
          <table:table-cell office:value-type="float" office:value="2.55711" calcext:value-type="float">
            <text:p>2,55711</text:p>
          </table:table-cell>
          <table:table-cell office:value-type="float" office:value="2.58563" calcext:value-type="float">
            <text:p>2,58563</text:p>
          </table:table-cell>
          <table:table-cell office:value-type="string" calcext:value-type="string">
            <text:p>6,32404e-321</text:p>
          </table:table-cell>
          <table:table-cell office:value-type="float" office:value="2.67322" calcext:value-type="float">
            <text:p>2,67322</text:p>
          </table:table-cell>
          <table:table-cell office:value-type="float" office:value="2.08086" calcext:value-type="float">
            <text:p>2,08086</text:p>
          </table:table-cell>
          <table:table-cell office:value-type="float" office:value="2.20279" calcext:value-type="float">
            <text:p>2,2027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2</text:p>
          </table:table-cell>
          <table:table-cell table:style-name="ce4"/>
          <table:table-cell table:formula="of:=(AVERAGE([.N34:.N37])+AVERAGE([.N38:.N41])+AVERAGE([.N42:.N45]))" office:value-type="float" office:value="3.180260175" calcext:value-type="float">
            <text:p>3,180260175</text:p>
          </table:table-cell>
          <table:table-cell table:formula="of:=(AVERAGE([.O34:.O37])+AVERAGE([.O38:.O41])+AVERAGE([.O42:.O45]))" office:value-type="float" office:value="2.8099748" calcext:value-type="float">
            <text:p>2,8099748</text:p>
          </table:table-cell>
          <table:table-cell table:formula="of:=(AVERAGE([.P34:.P37])+AVERAGE([.P38:.P41])+AVERAGE([.P42:.P45]))" office:value-type="float" office:value="3.39820575" calcext:value-type="float">
            <text:p>3,39820575</text:p>
          </table:table-cell>
          <table:table-cell/>
          <table:table-cell office:value-type="float" office:value="3.84008" calcext:value-type="float">
            <text:p>3,84008</text:p>
          </table:table-cell>
          <table:table-cell/>
          <table:covered-table-cell/>
          <table:table-cell office:value-type="float" office:value="5.28396" calcext:value-type="float">
            <text:p>5,28396</text:p>
          </table:table-cell>
          <table:table-cell office:value-type="float" office:value="2.68169" calcext:value-type="float">
            <text:p>2,68169</text:p>
          </table:table-cell>
          <table:table-cell office:value-type="float" office:value="2.22674" calcext:value-type="float">
            <text:p>2,22674</text:p>
          </table:table-cell>
          <table:table-cell office:value-type="string" calcext:value-type="string">
            <text:p>6,32404e-321</text:p>
          </table:table-cell>
          <table:table-cell office:value-type="float" office:value="2.70844" calcext:value-type="float">
            <text:p>2,70844</text:p>
          </table:table-cell>
          <table:table-cell office:value-type="float" office:value="2.16846" calcext:value-type="float">
            <text:p>2,16846</text:p>
          </table:table-cell>
          <table:table-cell office:value-type="float" office:value="2.0264" calcext:value-type="float">
            <text:p>2,0264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Gananc v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 ([.B34])/([.C35]) )" office:value-type="float" office:value="0.660833055514653" calcext:value-type="float">
            <text:p>0,660833055514653</text:p>
          </table:table-cell>
          <table:table-cell table:style-name="ce11" table:formula="of:=( ([.B34])/([.D35]) )" office:value-type="float" office:value="0.984940012979529" calcext:value-type="float">
            <text:p>0,984940012979529</text:p>
          </table:table-cell>
          <table:table-cell table:style-name="ce11" table:formula="of:=( ([.B34])/([.E35]) )" office:value-type="float" office:value="1.04861857533315" calcext:value-type="float">
            <text:p>1,04861857533315</text:p>
          </table:table-cell>
          <table:table-cell/>
          <table:table-cell office:value-type="float" office:value="3.85391" calcext:value-type="float">
            <text:p>3,85391</text:p>
          </table:table-cell>
          <table:table-cell/>
          <table:covered-table-cell/>
          <table:table-cell office:value-type="float" office:value="5.20116" calcext:value-type="float">
            <text:p>5,20116</text:p>
          </table:table-cell>
          <table:table-cell office:value-type="float" office:value="3.68018" calcext:value-type="float">
            <text:p>3,68018</text:p>
          </table:table-cell>
          <table:table-cell office:value-type="float" office:value="2.51206" calcext:value-type="float">
            <text:p>2,51206</text:p>
          </table:table-cell>
          <table:table-cell office:value-type="string" calcext:value-type="string">
            <text:p>6,32404e-321</text:p>
          </table:table-cell>
          <table:table-cell office:value-type="float" office:value="2.73063" calcext:value-type="float">
            <text:p>2,73063</text:p>
          </table:table-cell>
          <table:table-cell office:value-type="float" office:value="2.17221" calcext:value-type="float">
            <text:p>2,17221</text:p>
          </table:table-cell>
          <table:table-cell office:value-type="float" office:value="2.23017" calcext:value-type="float">
            <text:p>2,23017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Gananc v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 ([.B34])/([.C36]) )" office:value-type="float" office:value="1.2082840046255" calcext:value-type="float">
            <text:p>1,2082840046255</text:p>
          </table:table-cell>
          <table:table-cell table:style-name="ce11" table:formula="of:=( ([.B34])/([.D36]) )" office:value-type="float" office:value="1.36750603599719" calcext:value-type="float">
            <text:p>1,36750603599719</text:p>
          </table:table-cell>
          <table:table-cell table:style-name="ce11" table:formula="of:=( ([.B34])/([.E36]) )" office:value-type="float" office:value="1.13079012358213" calcext:value-type="float">
            <text:p>1,13079012358213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Tiempos</text:p>
            <text:p>Recepción</text:p>
          </table:table-cell>
          <table:table-cell office:value-type="float" office:value="0.0570865" calcext:value-type="float">
            <text:p>0,0570865</text:p>
          </table:table-cell>
          <table:table-cell office:value-type="float" office:value="0.0235825" calcext:value-type="float">
            <text:p>0,0235825</text:p>
          </table:table-cell>
          <table:table-cell office:value-type="float" office:value="0.023874" calcext:value-type="float">
            <text:p>0,023874</text:p>
          </table:table-cell>
          <table:table-cell table:style-name="ce15" office:value-type="float" office:value="7072.41" calcext:value-type="float">
            <text:p>7,07E+03</text:p>
          </table:table-cell>
          <table:table-cell office:value-type="float" office:value="0.0296905" calcext:value-type="float">
            <text:p>0,0296905</text:p>
          </table:table-cell>
          <table:table-cell office:value-type="float" office:value="0.0678341" calcext:value-type="float">
            <text:p>0,0678341</text:p>
          </table:table-cell>
          <table:table-cell office:value-type="float" office:value="0.103114" calcext:value-type="float">
            <text:p>0,103114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 table:number-columns-spanned="8" table:number-rows-spanned="7">
            <text:p>RESOLUCIÓN 8K</text:p>
          </table:table-cell>
          <table:covered-table-cell table:number-columns-repeated="8"/>
          <table:table-cell office:value-type="float" office:value="0.0561291" calcext:value-type="float">
            <text:p>0,0561291</text:p>
          </table:table-cell>
          <table:table-cell office:value-type="float" office:value="0.0234901" calcext:value-type="float">
            <text:p>0,0234901</text:p>
          </table:table-cell>
          <table:table-cell office:value-type="float" office:value="0.0226758" calcext:value-type="float">
            <text:p>0,0226758</text:p>
          </table:table-cell>
          <table:table-cell table:style-name="ce16" office:value-type="float" office:value="7082.57" calcext:value-type="float">
            <text:p>7082,57</text:p>
          </table:table-cell>
          <table:table-cell office:value-type="float" office:value="0.0310772" calcext:value-type="float">
            <text:p>0,0310772</text:p>
          </table:table-cell>
          <table:table-cell office:value-type="float" office:value="0.127906" calcext:value-type="float">
            <text:p>0,127906</text:p>
          </table:table-cell>
          <table:table-cell office:value-type="float" office:value="0.138302" calcext:value-type="float">
            <text:p>0,138302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558177" calcext:value-type="float">
            <text:p>0,0558177</text:p>
          </table:table-cell>
          <table:table-cell office:value-type="float" office:value="0.0266482" calcext:value-type="float">
            <text:p>0,0266482</text:p>
          </table:table-cell>
          <table:table-cell office:value-type="float" office:value="0.0229684" calcext:value-type="float">
            <text:p>0,0229684</text:p>
          </table:table-cell>
          <table:table-cell table:style-name="ce15" office:value-type="float" office:value="1.16414E+194" calcext:value-type="float">
            <text:p>1,16E+194</text:p>
          </table:table-cell>
          <table:table-cell office:value-type="float" office:value="0.0297967" calcext:value-type="float">
            <text:p>0,0297967</text:p>
          </table:table-cell>
          <table:table-cell office:value-type="float" office:value="0.0575413" calcext:value-type="float">
            <text:p>0,0575413</text:p>
          </table:table-cell>
          <table:table-cell office:value-type="float" office:value="0.251173" calcext:value-type="float">
            <text:p>0,251173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0585648" calcext:value-type="float">
            <text:p>0,0585648</text:p>
          </table:table-cell>
          <table:table-cell office:value-type="float" office:value="0.0256601" calcext:value-type="float">
            <text:p>0,0256601</text:p>
          </table:table-cell>
          <table:table-cell office:value-type="float" office:value="0.0230417" calcext:value-type="float">
            <text:p>0,0230417</text:p>
          </table:table-cell>
          <table:table-cell table:style-name="ce15" office:value-type="float" office:value="7102.91" calcext:value-type="float">
            <text:p>7,10E+03</text:p>
          </table:table-cell>
          <table:table-cell office:value-type="float" office:value="0.0303953" calcext:value-type="float">
            <text:p>0,0303953</text:p>
          </table:table-cell>
          <table:table-cell office:value-type="float" office:value="0.0765138" calcext:value-type="float">
            <text:p>0,0765138</text:p>
          </table:table-cell>
          <table:table-cell office:value-type="float" office:value="0.133446" calcext:value-type="float">
            <text:p>0,133446</text:p>
          </table:table-cell>
          <table:table-cell table:number-columns-repeated="9"/>
        </table:table-row>
        <table:table-row table:style-name="ro1">
          <table:covered-table-cell table:number-columns-repeated="8"/>
          <table:table-cell table:style-name="ce13" office:value-type="string" calcext:value-type="string" table:number-columns-spanned="1" table:number-rows-spanned="4">
            <text:p>Tiempos</text:p>
            <text:p>Creación y</text:p>
            <text:p>Destrucción</text:p>
            <text:p>procesos </text:p>
          </table:table-cell>
          <table:table-cell office:value-type="float" office:value="0.484947" calcext:value-type="float">
            <text:p>0,484947</text:p>
          </table:table-cell>
          <table:table-cell office:value-type="float" office:value="0.973176" calcext:value-type="float">
            <text:p>0,973176</text:p>
          </table:table-cell>
          <table:table-cell office:value-type="float" office:value="1.13223" calcext:value-type="float">
            <text:p>1,13223</text:p>
          </table:table-cell>
          <table:table-cell table:style-name="ce16" office:value-type="float" office:value="0.115879" calcext:value-type="float">
            <text:p>0,115879</text:p>
          </table:table-cell>
          <table:table-cell office:value-type="float" office:value="0.438237" calcext:value-type="float">
            <text:p>0,438237</text:p>
          </table:table-cell>
          <table:table-cell office:value-type="float" office:value="0.563509" calcext:value-type="float">
            <text:p>0,563509</text:p>
          </table:table-cell>
          <table:table-cell office:value-type="float" office:value="1.04619" calcext:value-type="float">
            <text:p>1,04619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421978" calcext:value-type="float">
            <text:p>0,421978</text:p>
          </table:table-cell>
          <table:table-cell office:value-type="float" office:value="1.10523" calcext:value-type="float">
            <text:p>1,10523</text:p>
          </table:table-cell>
          <table:table-cell office:value-type="float" office:value="1.04355" calcext:value-type="float">
            <text:p>1,04355</text:p>
          </table:table-cell>
          <table:table-cell table:style-name="ce16" office:value-type="float" office:value="0.113274" calcext:value-type="float">
            <text:p>0,113274</text:p>
          </table:table-cell>
          <table:table-cell office:value-type="float" office:value="0.441169" calcext:value-type="float">
            <text:p>0,441169</text:p>
          </table:table-cell>
          <table:table-cell office:value-type="float" office:value="0.633896" calcext:value-type="float">
            <text:p>0,633896</text:p>
          </table:table-cell>
          <table:table-cell office:value-type="float" office:value="0.989608" calcext:value-type="float">
            <text:p>0,989608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467003" calcext:value-type="float">
            <text:p>0,467003</text:p>
          </table:table-cell>
          <table:table-cell office:value-type="float" office:value="1.26596" calcext:value-type="float">
            <text:p>1,26596</text:p>
          </table:table-cell>
          <table:table-cell office:value-type="float" office:value="1.3992" calcext:value-type="float">
            <text:p>1,3992</text:p>
          </table:table-cell>
          <table:table-cell table:style-name="ce16" office:value-type="float" office:value="0.114171" calcext:value-type="float">
            <text:p>0,114171</text:p>
          </table:table-cell>
          <table:table-cell office:value-type="float" office:value="0.464392" calcext:value-type="float">
            <text:p>0,464392</text:p>
          </table:table-cell>
          <table:table-cell office:value-type="float" office:value="0.578772" calcext:value-type="float">
            <text:p>0,578772</text:p>
          </table:table-cell>
          <table:table-cell office:value-type="float" office:value="1.19361" calcext:value-type="float">
            <text:p>1,19361</text:p>
          </table:table-cell>
          <table:table-cell table:number-columns-repeated="9"/>
        </table:table-row>
        <table:table-row table:style-name="ro1">
          <table:covered-table-cell table:number-columns-repeated="9"/>
          <table:table-cell office:value-type="float" office:value="0.435689" calcext:value-type="float">
            <text:p>0,435689</text:p>
          </table:table-cell>
          <table:table-cell office:value-type="float" office:value="0.598744" calcext:value-type="float">
            <text:p>0,598744</text:p>
          </table:table-cell>
          <table:table-cell office:value-type="float" office:value="1.09603" calcext:value-type="float">
            <text:p>1,09603</text:p>
          </table:table-cell>
          <table:table-cell table:style-name="ce16" office:value-type="float" office:value="0.116879" calcext:value-type="float">
            <text:p>0,116879</text:p>
          </table:table-cell>
          <table:table-cell office:value-type="float" office:value="0.441733" calcext:value-type="float">
            <text:p>0,441733</text:p>
          </table:table-cell>
          <table:table-cell office:value-type="float" office:value="0.593277" calcext:value-type="float">
            <text:p>0,593277</text:p>
          </table:table-cell>
          <table:table-cell office:value-type="float" office:value="1.04465" calcext:value-type="float">
            <text:p>1,0446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05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06">
      <number:number number:decimal-places="8" loext:min-decimal-places="8" number:min-integer-digits="1"/>
    </number:number-style>
    <number:number-style style:name="N107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08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09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10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1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2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13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14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15">
      <number:scientific-number number:decimal-places="17" loext:min-decimal-places="17" number:min-integer-digits="1" number:min-exponent-digits="3" loext:exponent-interval="1" loext:forced-exponent-sign="true"/>
    </number:number-style>
    <number:number-style style:name="N116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17">
      <number:scientific-number number:decimal-places="19" loext:min-decimal-places="19" number:min-integer-digits="1" number:min-exponent-digits="3" loext:exponent-interval="1" loext:forced-exponent-sign="true"/>
    </number:number-style>
    <number:number-style style:name="N118">
      <number:scientific-number number:decimal-places="20" loext:min-decimal-places="20" number:min-integer-digits="1" number:min-exponent-digits="3" loext:exponent-interval="1" loext:forced-exponent-sign="true"/>
    </number:number-style>
    <number:number-style style:name="N119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0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21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23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3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1:55:44.0513857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3:53:55.085263018</meta:creation-date>
    <dc:date>2020-03-31T12:23:19.920457660</dc:date>
    <meta:editing-duration>PT5H50M29S</meta:editing-duration>
    <meta:editing-cycles>7</meta:editing-cycles>
    <meta:generator>LibreOffice/6.0.7.3$Linux_X86_64 LibreOffice_project/00m0$Build-3</meta:generator>
    <meta:document-statistic meta:table-count="1" meta:cell-count="3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22cm" svg:height="12.162cm" xlink:href=".." xlink:type="simple" chart:class="chart:line" chart:style-name="ch1">
        <chart:title svg:x="5.224cm" svg:y="0.379cm" chart:style-name="ch2">
          <text:p>Ganancias tiempo ejecución V2 respecto de Secuencial</text:p>
        </chart:title>
        <chart:legend chart:legend-position="end" svg:x="17.024cm" svg:y="5.035cm" style:legend-expansion="high" chart:style-name="ch3"/>
        <chart:plot-area chart:style-name="ch4" table:cell-range-address="Hoja1.B1:Hoja1.E1 Hoja1.A39:Hoja1.A39 Hoja1.B38:Hoja1.E38 Hoja1.A23:Hoja1.A23 Hoja1.B22:Hoja1.E22 Hoja1.A7:Hoja1.A7 Hoja1.B6:Hoja1.E6 Hoja1.V1:Hoja1.Y1" chart:data-source-has-labels="both" svg:x="0.432cm" svg:y="1.401cm" svg:width="16.16cm" svg:height="10.518cm">
          <chartooo:coordinate-region svg:x="1.159cm" svg:y="1.6cm" svg:width="15.339cm" svg:height="9.672cm"/>
          <chart:axis chart:dimension="x" chart:name="primary-x" chart:style-name="ch5" chartooo:axis-type="auto">
            <chartooo:date-scale/>
            <chart:categories table:cell-range-address="Hoja1.B1:Hoj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8:Hoja1.E38" chart:label-cell-address="Hoja1.A39:Hoja1.A39" chart:class="chart:line">
            <chart:data-point chart:repeated="4"/>
          </chart:series>
          <chart:series chart:style-name="ch8" chart:values-cell-range-address="Hoja1.B22:Hoja1.E22" chart:label-cell-address="Hoja1.A23:Hoja1.A23" chart:class="chart:line">
            <chart:data-point chart:repeated="4"/>
          </chart:series>
          <chart:series chart:style-name="ch9" chart:values-cell-range-address="Hoja1.B6:Hoja1.E6" chart:label-cell-address="Hoja1.A7:Hoja1.A7" chart:class="chart:line">
            <chart:data-point chart:repeated="4"/>
          </chart:series>
          <chart:series chart:style-name="ch10" chart:values-cell-range-address="Hoja1.V1:Hoja1.Y1" loext:label-string="gananciapositiva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OLUCIÓN 8K</text:p>
                <draw:g>
                  <svg:desc>Hoja1.A39:Hoja1.A39</svg:desc>
                </draw:g>
              </table:table-cell>
              <table:table-cell office:value-type="string">
                <text:p>RESOLUCIÓN 4K</text:p>
                <draw:g>
                  <svg:desc>Hoja1.A23:Hoja1.A23</svg:desc>
                </draw:g>
              </table:table-cell>
              <table:table-cell office:value-type="string">
                <text:p>BAJA RESOLUCIÓN</text:p>
                <draw:g>
                  <svg:desc>Hoja1.A7:Hoja1.A7</svg:desc>
                </draw:g>
              </table:table-cell>
              <table:table-cell office:value-type="string">
                <text:p>gananciapositiv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1:Hoja1.E1</svg:desc>
                </draw:g>
              </table:table-cell>
              <table:table-cell office:value-type="float" office:value="1">
                <text:p>1</text:p>
                <draw:g>
                  <svg:desc>Hoja1.B38:Hoja1.E38</svg:desc>
                </draw:g>
              </table:table-cell>
              <table:table-cell office:value-type="float" office:value="1">
                <text:p>1</text:p>
                <draw:g>
                  <svg:desc>Hoja1.B22:Hoja1.E22</svg:desc>
                </draw:g>
              </table:table-cell>
              <table:table-cell office:value-type="float" office:value="1">
                <text:p>1</text:p>
                <draw:g>
                  <svg:desc>Hoja1.B6:Hoja1.E6</svg:desc>
                </draw:g>
              </table:table-cell>
              <table:table-cell office:value-type="float" office:value="1">
                <text:p>1</text:p>
                <draw:g>
                  <svg:desc>Hoja1.V1:Hoja1.Y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082840046255">
                <text:p>1.2082840046255</text:p>
              </table:table-cell>
              <table:table-cell office:value-type="float" office:value="1.32344748030876">
                <text:p>1.32344748030876</text:p>
              </table:table-cell>
              <table:table-cell office:value-type="float" office:value="0.857198068332058">
                <text:p>0.85719806833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6750603599719">
                <text:p>1.36750603599719</text:p>
              </table:table-cell>
              <table:table-cell office:value-type="float" office:value="1.3454465052109">
                <text:p>1.3454465052109</text:p>
              </table:table-cell>
              <table:table-cell office:value-type="float" office:value="0.587043061528283">
                <text:p>0.587043061528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3079012358213">
                <text:p>1.13079012358213</text:p>
              </table:table-cell>
              <table:table-cell office:value-type="float" office:value="0.784462740288019">
                <text:p>0.784462740288019</text:p>
              </table:table-cell>
              <table:table-cell office:value-type="float" office:value="0.154255262343885">
                <text:p>0.1542552623438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22cm" svg:height="12.162cm" xlink:href=".." xlink:type="simple" chart:class="chart:line" chart:style-name="ch1">
        <chart:title svg:x="5.224cm" svg:y="0.379cm" chart:style-name="ch2">
          <text:p>Ganancias tiempo ejecución V1 respecto de Secuencial</text:p>
        </chart:title>
        <chart:legend chart:legend-position="end" svg:x="17.024cm" svg:y="5.035cm" style:legend-expansion="high" chart:style-name="ch3"/>
        <chart:plot-area chart:style-name="ch4" table:cell-range-address="Hoja1.B1:Hoja1.E1 Hoja1.A39:Hoja1.A39 Hoja1.B37:Hoja1.E37 Hoja1.A23:Hoja1.A23 Hoja1.B21:Hoja1.E21 Hoja1.A7:Hoja1.A7 Hoja1.B5:Hoja1.E5 Hoja1.V1:Hoja1.Y1" chart:data-source-has-labels="both" svg:x="0.432cm" svg:y="1.401cm" svg:width="16.16cm" svg:height="10.518cm">
          <chartooo:coordinate-region svg:x="1.159cm" svg:y="1.601cm" svg:width="15.339cm" svg:height="9.671cm"/>
          <chart:axis chart:dimension="x" chart:name="primary-x" chart:style-name="ch5" chartooo:axis-type="auto">
            <chartooo:date-scale/>
            <chart:categories table:cell-range-address="Hoja1.B1:Hoja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7:Hoja1.E37" chart:label-cell-address="Hoja1.A39:Hoja1.A39" chart:class="chart:line">
            <chart:data-point chart:repeated="4"/>
          </chart:series>
          <chart:series chart:style-name="ch8" chart:values-cell-range-address="Hoja1.B21:Hoja1.E21" chart:label-cell-address="Hoja1.A23:Hoja1.A23" chart:class="chart:line">
            <chart:data-point chart:repeated="4"/>
          </chart:series>
          <chart:series chart:style-name="ch9" chart:values-cell-range-address="Hoja1.B5:Hoja1.E5" chart:label-cell-address="Hoja1.A7:Hoja1.A7" chart:class="chart:line">
            <chart:data-point chart:repeated="4"/>
          </chart:series>
          <chart:series chart:style-name="ch10" chart:values-cell-range-address="Hoja1.V1:Hoja1.Y1" loext:label-string="gananciapositiva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OLUCIÓN 8K</text:p>
                <draw:g>
                  <svg:desc>Hoja1.A39:Hoja1.A39</svg:desc>
                </draw:g>
              </table:table-cell>
              <table:table-cell office:value-type="string">
                <text:p>RESOLUCIÓN 4K</text:p>
                <draw:g>
                  <svg:desc>Hoja1.A23:Hoja1.A23</svg:desc>
                </draw:g>
              </table:table-cell>
              <table:table-cell office:value-type="string">
                <text:p>BAJA RESOLUCIÓN</text:p>
                <draw:g>
                  <svg:desc>Hoja1.A7:Hoja1.A7</svg:desc>
                </draw:g>
              </table:table-cell>
              <table:table-cell office:value-type="string">
                <text:p>gananciapositiv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1:Hoja1.E1</svg:desc>
                </draw:g>
              </table:table-cell>
              <table:table-cell office:value-type="float" office:value="1">
                <text:p>1</text:p>
                <draw:g>
                  <svg:desc>Hoja1.B37:Hoja1.E37</svg:desc>
                </draw:g>
              </table:table-cell>
              <table:table-cell office:value-type="float" office:value="1">
                <text:p>1</text:p>
                <draw:g>
                  <svg:desc>Hoja1.B21:Hoja1.E21</svg:desc>
                </draw:g>
              </table:table-cell>
              <table:table-cell office:value-type="float" office:value="1">
                <text:p>1</text:p>
                <draw:g>
                  <svg:desc>Hoja1.B5:Hoja1.E5</svg:desc>
                </draw:g>
              </table:table-cell>
              <table:table-cell office:value-type="float" office:value="1">
                <text:p>1</text:p>
                <draw:g>
                  <svg:desc>Hoja1.V1:Hoja1.Y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60833055514653">
                <text:p>0.660833055514653</text:p>
              </table:table-cell>
              <table:table-cell office:value-type="float" office:value="0.721728527908502">
                <text:p>0.721728527908502</text:p>
              </table:table-cell>
              <table:table-cell office:value-type="float" office:value="0.61946759786513">
                <text:p>0.61946759786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4940012979529">
                <text:p>0.984940012979529</text:p>
              </table:table-cell>
              <table:table-cell office:value-type="float" office:value="0.973060266371693">
                <text:p>0.973060266371693</text:p>
              </table:table-cell>
              <table:table-cell office:value-type="float" office:value="0.57074467924609">
                <text:p>0.57074467924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4861857533315">
                <text:p>1.04861857533315</text:p>
              </table:table-cell>
              <table:table-cell office:value-type="float" office:value="0.770151409536009">
                <text:p>0.770151409536009</text:p>
              </table:table-cell>
              <table:table-cell office:value-type="float" office:value="0.153845925549882">
                <text:p>0.15384592554988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